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04872A117B8206128E3.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8.408cm" table:align="margins"/>
    </style:style>
    <style:style style:name="Tabla1.A" style:family="table-column">
      <style:table-column-properties style:column-width="6.137cm" style:rel-column-width="21845*"/>
    </style:style>
    <style:style style:name="Tabla1.1" style:family="table-row">
      <style:table-row-properties style:min-row-height="0.397cm"/>
    </style:style>
    <style:style style:name="Tabla1.A1" style:family="table-cell">
      <style:table-cell-properties fo:padding="0.097cm" fo:border-left="none" fo:border-right="none" fo:border-top="none" fo:border-bottom="0.05pt solid #000000"/>
    </style:style>
    <style:style style:name="P1" style:family="paragraph" style:parent-style-name="Standard">
      <style:text-properties style:text-underline-style="solid" style:text-underline-width="auto" style:text-underline-color="font-color" fo:font-weight="bold" officeooo:rsid="0018eae7" officeooo:paragraph-rsid="0018eae7" style:font-weight-asian="bold" style:font-weight-complex="bold"/>
    </style:style>
    <style:style style:name="P2" style:family="paragraph" style:parent-style-name="Standard">
      <style:text-properties style:text-underline-style="solid" style:text-underline-width="auto" style:text-underline-color="font-color" officeooo:rsid="0018eae7" officeooo:paragraph-rsid="001e7c6f"/>
    </style:style>
    <style:style style:name="P3" style:family="paragraph" style:parent-style-name="Text_20_body">
      <style:paragraph-properties fo:text-align="start" style:justify-single-word="false"/>
      <style:text-properties fo:font-style="normal" officeooo:rsid="00240714" officeooo:paragraph-rsid="00240714" style:font-style-asian="normal" style:font-style-complex="normal"/>
    </style:style>
    <style:style style:name="P4" style:family="paragraph" style:parent-style-name="Text_20_body">
      <style:paragraph-properties fo:text-align="start" style:justify-single-word="false"/>
      <style:text-properties fo:font-style="normal" officeooo:rsid="00240714" officeooo:paragraph-rsid="002a3e2d" style:font-style-asian="normal" style:font-style-complex="normal"/>
    </style:style>
    <style:style style:name="P5" style:family="paragraph" style:parent-style-name="Text_20_body">
      <style:paragraph-properties fo:text-align="start" style:justify-single-word="false"/>
      <style:text-properties fo:font-style="normal" style:text-underline-style="none" fo:font-weight="normal" officeooo:rsid="00240714" officeooo:paragraph-rsid="00240714"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use-window-font-color="true" fo:font-style="normal" officeooo:rsid="00360980" officeooo:paragraph-rsid="00360980" style:font-style-asian="normal" style:font-style-complex="normal"/>
    </style:style>
    <style:style style:name="P7" style:family="paragraph" style:parent-style-name="Text_20_body">
      <style:paragraph-properties fo:text-align="start" style:justify-single-word="false"/>
      <style:text-properties style:use-window-font-color="true" fo:font-style="normal" officeooo:rsid="00390195" officeooo:paragraph-rsid="00390195" style:font-style-asian="normal" style:font-style-complex="normal"/>
    </style:style>
    <style:style style:name="P8" style:family="paragraph" style:parent-style-name="Table_20_Contents">
      <style:paragraph-properties fo:text-align="start" style:justify-single-word="false"/>
      <style:text-properties fo:font-size="9pt" fo:font-weight="bold" officeooo:rsid="001d38a7" officeooo:paragraph-rsid="001e7c6f" style:font-size-asian="9pt" style:font-weight-asian="bold" style:font-size-complex="9pt" style:font-weight-complex="bold"/>
    </style:style>
    <style:style style:name="P9" style:family="paragraph" style:parent-style-name="Table_20_Contents">
      <style:paragraph-properties fo:text-align="end" style:justify-single-word="false"/>
      <style:text-properties fo:font-size="9pt" fo:font-style="italic" fo:font-weight="bold" officeooo:rsid="001d38a7" officeooo:paragraph-rsid="001e7c6f" style:font-size-asian="9pt" style:font-style-asian="italic" style:font-weight-asian="bold" style:font-size-complex="9pt" style:font-style-complex="italic" style:font-weight-complex="bold"/>
    </style:style>
    <style:style style:name="P10" style:family="paragraph" style:parent-style-name="Table_20_Contents">
      <style:paragraph-properties fo:text-align="start" style:justify-single-word="false"/>
      <style:text-properties officeooo:paragraph-rsid="001e7c6f"/>
    </style:style>
    <style:style style:name="P11" style:family="paragraph" style:parent-style-name="Standard" style:list-style-name="L1">
      <style:paragraph-properties fo:text-align="start" style:justify-single-word="false"/>
      <style:text-properties officeooo:rsid="00202388" officeooo:paragraph-rsid="00445098"/>
    </style:style>
    <style:style style:name="P12" style:family="paragraph" style:parent-style-name="Standard" style:list-style-name="L1">
      <style:text-properties style:text-underline-style="none" officeooo:paragraph-rsid="001e7c6f"/>
    </style:style>
    <style:style style:name="P13" style:family="paragraph" style:parent-style-name="Standard" style:list-style-name="L5">
      <style:text-properties style:text-underline-style="none" fo:font-weight="normal" officeooo:rsid="0032691d" officeooo:paragraph-rsid="0032691d" style:font-weight-asian="normal" style:font-weight-complex="normal"/>
    </style:style>
    <style:style style:name="P14" style:family="paragraph" style:parent-style-name="Standard" style:list-style-name="L5">
      <style:text-properties style:text-underline-style="none" fo:font-weight="normal" officeooo:rsid="003bfabf" officeooo:paragraph-rsid="003bfabf" style:font-weight-asian="normal" style:font-weight-complex="normal"/>
    </style:style>
    <style:style style:name="P15" style:family="paragraph" style:parent-style-name="Standard" style:list-style-name="L6">
      <style:text-properties style:text-underline-style="none" fo:font-weight="normal" officeooo:rsid="003bfabf" officeooo:paragraph-rsid="003bfabf" style:font-weight-asian="normal" style:font-weight-complex="normal"/>
    </style:style>
    <style:style style:name="P16" style:family="paragraph" style:parent-style-name="Standard" style:list-style-name="L5">
      <style:text-properties style:text-underline-style="none" fo:font-weight="normal" officeooo:rsid="003e86c6" officeooo:paragraph-rsid="0041fdd4" style:font-weight-asian="normal" style:font-weight-complex="normal"/>
    </style:style>
    <style:style style:name="P17" style:family="paragraph" style:parent-style-name="Standard" style:list-style-name="L7">
      <style:text-properties style:text-underline-style="none" fo:font-weight="normal" officeooo:rsid="003e86c6" officeooo:paragraph-rsid="0041fdd4" style:font-weight-asian="normal" style:font-weight-complex="normal"/>
    </style:style>
    <style:style style:name="P18" style:family="paragraph" style:parent-style-name="Standard" style:list-style-name="L3">
      <style:text-properties officeooo:paragraph-rsid="001da975"/>
    </style:style>
    <style:style style:name="P19" style:family="paragraph" style:parent-style-name="Standard" style:list-style-name="L4">
      <style:text-properties officeooo:paragraph-rsid="001da975"/>
    </style:style>
    <style:style style:name="P20" style:family="paragraph" style:parent-style-name="Standard" style:list-style-name="L5">
      <style:text-properties fo:font-weight="normal" officeooo:paragraph-rsid="0043a4e3"/>
    </style:style>
    <style:style style:name="P21" style:family="paragraph" style:parent-style-name="Standard" style:list-style-name="L8">
      <style:text-properties fo:font-weight="normal" officeooo:paragraph-rsid="0043a4e3"/>
    </style:style>
    <style:style style:name="P22" style:family="paragraph" style:parent-style-name="Text_20_body" style:list-style-name="L1">
      <style:paragraph-properties fo:text-align="start" style:justify-single-word="false"/>
      <style:text-properties officeooo:rsid="001f9239" officeooo:paragraph-rsid="001f9239"/>
    </style:style>
    <style:style style:name="P23" style:family="paragraph" style:parent-style-name="Text_20_body" style:list-style-name="L1">
      <style:paragraph-properties fo:text-align="start" style:justify-single-word="false"/>
      <style:text-properties officeooo:rsid="00202388" officeooo:paragraph-rsid="00202388"/>
    </style:style>
    <style:style style:name="P24" style:family="paragraph" style:parent-style-name="Text_20_body" style:list-style-name="L1">
      <style:paragraph-properties fo:text-align="start" style:justify-single-word="false"/>
      <style:text-properties style:text-underline-style="solid" style:text-underline-width="auto" style:text-underline-color="font-color" fo:font-weight="bold" officeooo:rsid="00297cc3" officeooo:paragraph-rsid="00297cc3" style:font-weight-asian="bold" style:font-weight-complex="bold"/>
    </style:style>
    <style:style style:name="P25" style:family="paragraph" style:parent-style-name="Text_20_body" style:list-style-name="L1">
      <style:paragraph-properties fo:text-align="start" style:justify-single-word="false"/>
      <style:text-properties officeooo:rsid="0020883b" officeooo:paragraph-rsid="0020883b"/>
    </style:style>
    <style:style style:name="P26" style:family="paragraph" style:parent-style-name="Text_20_body" style:list-style-name="L1">
      <style:paragraph-properties fo:text-align="start" style:justify-single-word="false"/>
      <style:text-properties officeooo:rsid="002255e2" officeooo:paragraph-rsid="002255e2"/>
    </style:style>
    <style:style style:name="P27" style:family="paragraph" style:parent-style-name="Text_20_body" style:list-style-name="L1">
      <style:paragraph-properties fo:text-align="start" style:justify-single-word="false"/>
      <style:text-properties officeooo:rsid="00230272" officeooo:paragraph-rsid="00230272"/>
    </style:style>
    <style:style style:name="P28" style:family="paragraph" style:parent-style-name="Text_20_body" style:list-style-name="L1">
      <style:paragraph-properties fo:text-align="start" style:justify-single-word="false"/>
      <style:text-properties officeooo:rsid="00230272" officeooo:paragraph-rsid="0023eb03"/>
    </style:style>
    <style:style style:name="P29" style:family="paragraph" style:parent-style-name="Text_20_body" style:list-style-name="L1">
      <style:paragraph-properties fo:text-align="start" style:justify-single-word="false"/>
      <style:text-properties officeooo:rsid="0023eb03" officeooo:paragraph-rsid="0023eb03"/>
    </style:style>
    <style:style style:name="P30" style:family="paragraph" style:parent-style-name="Text_20_body" style:list-style-name="L1">
      <style:paragraph-properties fo:text-align="start" style:justify-single-word="false"/>
      <style:text-properties officeooo:rsid="00240714" officeooo:paragraph-rsid="00240714"/>
    </style:style>
    <style:style style:name="P31" style:family="paragraph" style:parent-style-name="Text_20_body" style:list-style-name="L1">
      <style:paragraph-properties fo:text-align="start" style:justify-single-word="false"/>
      <style:text-properties fo:font-style="normal" officeooo:rsid="00240714" officeooo:paragraph-rsid="00240714" style:font-style-asian="normal" style:font-style-complex="normal"/>
    </style:style>
    <style:style style:name="P32" style:family="paragraph" style:parent-style-name="Text_20_body" style:list-style-name="L2">
      <style:paragraph-properties fo:text-align="start" style:justify-single-word="false"/>
      <style:text-properties style:use-window-font-color="true" fo:font-style="normal" officeooo:rsid="00240714" officeooo:paragraph-rsid="002a3e2d" style:font-style-asian="normal" style:font-style-complex="normal"/>
    </style:style>
    <style:style style:name="P33" style:family="paragraph" style:parent-style-name="Text_20_body" style:list-style-name="L2">
      <style:paragraph-properties fo:text-align="start" style:justify-single-word="false"/>
      <style:text-properties style:use-window-font-color="true" fo:font-style="normal" officeooo:rsid="00240714" officeooo:paragraph-rsid="0038d173" style:font-style-asian="normal" style:font-style-complex="normal"/>
    </style:style>
    <style:style style:name="P34" style:family="paragraph" style:parent-style-name="Text_20_body" style:list-style-name="L2">
      <style:paragraph-properties fo:text-align="start" style:justify-single-word="false"/>
      <style:text-properties style:use-window-font-color="true" fo:font-style="normal" officeooo:rsid="002bffcc" officeooo:paragraph-rsid="002bffcc" style:font-style-asian="normal" style:font-style-complex="normal"/>
    </style:style>
    <style:style style:name="P35" style:family="paragraph" style:parent-style-name="Text_20_body" style:list-style-name="L2">
      <style:paragraph-properties fo:text-align="start" style:justify-single-word="false"/>
      <style:text-properties style:use-window-font-color="true" fo:font-style="normal" officeooo:rsid="002c1c46" officeooo:paragraph-rsid="002c1c46" style:font-style-asian="normal" style:font-style-complex="normal"/>
    </style:style>
    <style:style style:name="P36" style:family="paragraph" style:parent-style-name="Text_20_body" style:list-style-name="L2">
      <style:paragraph-properties fo:text-align="start" style:justify-single-word="false"/>
      <style:text-properties style:use-window-font-color="true" fo:font-style="normal" officeooo:rsid="002d9dad" officeooo:paragraph-rsid="002d9dad" style:font-style-asian="normal" style:font-style-complex="normal"/>
    </style:style>
    <style:style style:name="P37" style:family="paragraph" style:parent-style-name="Text_20_body" style:list-style-name="L2">
      <style:paragraph-properties fo:text-align="start" style:justify-single-word="false"/>
      <style:text-properties style:use-window-font-color="true" fo:font-style="normal" officeooo:rsid="0034fd6e" officeooo:paragraph-rsid="0034fd6e" style:font-style-asian="normal" style:font-style-complex="normal"/>
    </style:style>
    <style:style style:name="P38" style:family="paragraph" style:parent-style-name="Text_20_body" style:list-style-name="L2">
      <style:paragraph-properties fo:text-align="start" style:justify-single-word="false"/>
      <style:text-properties style:use-window-font-color="true" fo:font-style="normal" officeooo:rsid="00360980" officeooo:paragraph-rsid="00360980" style:font-style-asian="normal" style:font-style-complex="normal"/>
    </style:style>
    <style:style style:name="P39" style:family="paragraph" style:parent-style-name="Text_20_body" style:list-style-name="L2">
      <style:paragraph-properties fo:text-align="start" style:justify-single-word="false"/>
      <style:text-properties style:use-window-font-color="true" fo:font-style="normal" officeooo:rsid="0036e93c" officeooo:paragraph-rsid="0036e93c" style:font-style-asian="normal" style:font-style-complex="normal"/>
    </style:style>
    <style:style style:name="P40" style:family="paragraph" style:parent-style-name="Text_20_body" style:list-style-name="L2">
      <style:paragraph-properties fo:text-align="start" style:justify-single-word="false"/>
      <style:text-properties style:use-window-font-color="true" fo:font-style="normal" officeooo:rsid="0038d173" officeooo:paragraph-rsid="0038d173" style:font-style-asian="normal" style:font-style-complex="normal"/>
    </style:style>
    <style:style style:name="P41" style:family="paragraph" style:parent-style-name="Text_20_body" style:list-style-name="L2">
      <style:paragraph-properties fo:text-align="start" style:justify-single-word="false"/>
      <style:text-properties style:use-window-font-color="true" fo:font-style="normal" officeooo:rsid="00390195" officeooo:paragraph-rsid="00390195" style:font-style-asian="normal" style:font-style-complex="normal"/>
    </style:style>
    <style:style style:name="P42" style:family="paragraph" style:parent-style-name="Text_20_body" style:list-style-name="L2">
      <style:paragraph-properties fo:text-align="start" style:justify-single-word="false"/>
      <style:text-properties style:use-window-font-color="true" style:text-line-through-style="none" style:text-line-through-type="none" style:text-position="0% 100%" fo:font-style="normal" style:text-underline-style="none" fo:font-weight="normal" officeooo:rsid="002bffcc" officeooo:paragraph-rsid="002a3e2d" style:font-style-asian="normal" style:font-weight-asian="normal" style:font-style-complex="normal" style:font-weight-complex="normal"/>
    </style:style>
    <style:style style:name="P43" style:family="paragraph" style:parent-style-name="Text_20_body" style:list-style-name="L2">
      <style:paragraph-properties fo:text-align="start" style:justify-single-word="false"/>
      <style:text-properties style:use-window-font-color="true" style:text-line-through-style="none" style:text-line-through-type="none" style:text-position="0% 100%" fo:font-style="normal" style:text-underline-style="none" fo:font-weight="normal" officeooo:rsid="00360980" officeooo:paragraph-rsid="00360980" style:font-style-asian="normal" style:font-weight-asian="normal" style:font-style-complex="normal" style:font-weight-complex="normal"/>
    </style:style>
    <style:style style:name="P44" style:family="paragraph" style:parent-style-name="Text_20_body" style:list-style-name="L2">
      <style:paragraph-properties fo:text-align="start" style:justify-single-word="false"/>
      <style:text-properties style:use-window-font-color="true" style:text-line-through-style="none" style:text-line-through-type="none" style:text-position="0% 100%" fo:font-style="normal" style:text-underline-style="none" fo:font-weight="normal" officeooo:rsid="0036e93c" officeooo:paragraph-rsid="0036e93c" style:font-style-asian="normal" style:font-weight-asian="normal" style:font-style-complex="normal" style:font-weight-complex="normal"/>
    </style:style>
    <style:style style:name="P45" style:family="paragraph" style:parent-style-name="Text_20_body" style:list-style-name="L2">
      <style:paragraph-properties fo:text-align="start" style:justify-single-word="false"/>
      <style:text-properties style:use-window-font-color="true" style:text-line-through-style="none" style:text-line-through-type="none" style:text-position="0% 100%" fo:font-style="normal" style:text-underline-style="none" fo:font-weight="normal" officeooo:rsid="0038d173" officeooo:paragraph-rsid="0038d173" style:font-style-asian="normal" style:font-weight-asian="normal" style:font-style-complex="normal" style:font-weight-complex="normal"/>
    </style:style>
    <style:style style:name="P46" style:family="paragraph" style:parent-style-name="Text_20_body" style:list-style-name="L2">
      <style:paragraph-properties fo:text-align="start" style:justify-single-word="false"/>
      <style:text-properties style:use-window-font-color="true" style:text-line-through-style="none" style:text-line-through-type="none" style:text-position="0% 100%" fo:font-style="normal" style:text-underline-style="none" fo:font-weight="normal" officeooo:rsid="0038d173" officeooo:paragraph-rsid="002a3e2d" style:font-style-asian="normal" style:font-weight-asian="normal" style:font-style-complex="normal" style:font-weight-complex="normal"/>
    </style:style>
    <style:style style:name="P47" style:family="paragraph" style:parent-style-name="Text_20_body" style:list-style-name="L1">
      <style:paragraph-properties fo:text-align="start" style:justify-single-word="false"/>
      <style:text-properties officeooo:rsid="00459a46" officeooo:paragraph-rsid="00459a46"/>
    </style:style>
    <style:style style:name="P48" style:family="paragraph" style:parent-style-name="Text_20_body" style:list-style-name="L1">
      <style:paragraph-properties fo:text-align="start" style:justify-single-word="false"/>
      <style:text-properties officeooo:paragraph-rsid="00459a46"/>
    </style:style>
    <style:style style:name="P49" style:family="paragraph" style:parent-style-name="Text_20_body" style:list-style-name="L1">
      <style:paragraph-properties fo:text-align="start" style:justify-single-word="false"/>
      <style:text-properties officeooo:rsid="00463688" officeooo:paragraph-rsid="00463688"/>
    </style:style>
    <style:style style:name="P50" style:family="paragraph" style:parent-style-name="Heading_20_1">
      <style:paragraph-properties fo:text-align="center" style:justify-single-word="false"/>
      <style:text-properties officeooo:rsid="001e7c6f" officeooo:paragraph-rsid="001e7c6f"/>
    </style:style>
    <style:style style:name="P51" style:family="paragraph" style:parent-style-name="Heading_20_3">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459a46" style:font-style-asian="italic" style:font-style-complex="italic"/>
    </style:style>
    <style:style style:name="T3" style:family="text">
      <style:text-properties fo:font-style="italic" style:text-underline-style="none" fo:font-weight="normal" officeooo:rsid="0018eae7" style:font-style-asian="italic" style:font-weight-asian="normal" style:font-style-complex="italic" style:font-weight-complex="normal"/>
    </style:style>
    <style:style style:name="T4" style:family="text">
      <style:text-properties fo:font-style="italic" style:text-underline-style="none" fo:font-weight="normal" officeooo:rsid="001a865a" style:font-style-asian="italic" style:font-weight-asian="normal" style:font-style-complex="italic" style:font-weight-complex="normal"/>
    </style:style>
    <style:style style:name="T5" style:family="text">
      <style:text-properties fo:font-style="italic" style:text-underline-style="none" officeooo:rsid="0041fdd4" style:font-style-asian="italic" style:font-weight-asian="normal" style:font-style-complex="italic" style:font-weight-complex="normal"/>
    </style:style>
    <style:style style:name="T6" style:family="text">
      <style:text-properties fo:font-style="normal" style:text-underline-style="none" fo:font-weight="bold" officeooo:rsid="0018eae7" style:font-style-asian="normal" style:font-weight-asian="bold" style:font-style-complex="normal" style:font-weight-complex="bold"/>
    </style:style>
    <style:style style:name="T7" style:family="text">
      <style:text-properties fo:font-style="normal" style:text-underline-style="none" fo:font-weight="normal" officeooo:rsid="001a865a"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style:text-underline-style="none" fo:font-weight="normal" officeooo:rsid="001a865a" style:font-weight-asian="normal" style:font-weight-complex="normal"/>
    </style:style>
    <style:style style:name="T10" style:family="text">
      <style:text-properties style:text-underline-style="none" fo:font-weight="normal" officeooo:rsid="0018eae7" style:font-weight-asian="normal" style:font-weight-complex="normal"/>
    </style:style>
    <style:style style:name="T11" style:family="text">
      <style:text-properties style:text-underline-style="none" fo:font-weight="bold" officeooo:rsid="0041fdd4" style:font-weight-asian="bold" style:font-weight-complex="bold"/>
    </style:style>
    <style:style style:name="T12" style:family="text">
      <style:text-properties style:text-underline-style="none" officeooo:rsid="0041fdd4" style:font-weight-asian="normal" style:font-weight-complex="normal"/>
    </style:style>
    <style:style style:name="T13" style:family="text">
      <style:text-properties style:text-underline-style="none" officeooo:rsid="003e86c6" style:font-weight-asian="normal" style:font-weight-complex="normal"/>
    </style:style>
    <style:style style:name="T14" style:family="text">
      <style:text-properties officeooo:rsid="001e7c6f"/>
    </style:style>
    <style:style style:name="T15" style:family="text">
      <style:text-properties officeooo:rsid="00202388"/>
    </style:style>
    <style:style style:name="T16" style:family="text">
      <style:text-properties officeooo:rsid="0020883b"/>
    </style:style>
    <style:style style:name="T17" style:family="text">
      <style:text-properties officeooo:rsid="002255e2"/>
    </style:style>
    <style:style style:name="T18" style:family="text">
      <style:text-properties fo:color="#ce181e" officeooo:rsid="002255e2"/>
    </style:style>
    <style:style style:name="T19" style:family="text">
      <style:text-properties fo:color="#ce181e" style:text-line-through-style="none" style:text-line-through-type="none" style:text-position="0% 100%" style:text-underline-style="none" fo:font-weight="normal" style:font-weight-asian="normal" style:font-weight-complex="normal"/>
    </style:style>
    <style:style style:name="T20" style:family="text">
      <style:text-properties style:text-position="sub 58%"/>
    </style:style>
    <style:style style:name="T21" style:family="text">
      <style:text-properties style:text-position="sub 58%" officeooo:rsid="0023eb03"/>
    </style:style>
    <style:style style:name="T22" style:family="text">
      <style:text-properties style:text-position="0% 100%"/>
    </style:style>
    <style:style style:name="T23" style:family="text">
      <style:text-properties style:text-position="0% 100%" officeooo:rsid="00230272"/>
    </style:style>
    <style:style style:name="T24" style:family="text">
      <style:text-properties style:text-position="0% 100%" officeooo:rsid="0023eb03"/>
    </style:style>
    <style:style style:name="T25" style:family="text">
      <style:text-properties style:text-position="0% 100%" officeooo:rsid="00265acf"/>
    </style:style>
    <style:style style:name="T26" style:family="text">
      <style:text-properties style:text-position="0% 100%" officeooo:rsid="00297cc3"/>
    </style:style>
    <style:style style:name="T27" style:family="text">
      <style:text-properties style:text-position="0% 100%" style:text-underline-style="solid" style:text-underline-width="auto" style:text-underline-color="font-color" fo:font-weight="bold" officeooo:rsid="00297cc3" style:font-weight-asian="bold" style:font-weight-complex="bold"/>
    </style:style>
    <style:style style:name="T28" style:family="text">
      <style:text-properties style:text-position="0% 100%" officeooo:rsid="002a3e2d"/>
    </style:style>
    <style:style style:name="T29" style:family="text">
      <style:text-properties style:text-position="0% 100%" officeooo:rsid="002ac00e"/>
    </style:style>
    <style:style style:name="T30" style:family="text">
      <style:text-properties fo:color="#62a73b" style:text-position="0% 100%"/>
    </style:style>
    <style:style style:name="T31" style:family="text">
      <style:text-properties fo:color="#62a73b" style:text-position="0% 100%" officeooo:rsid="00230272"/>
    </style:style>
    <style:style style:name="T32" style:family="text">
      <style:text-properties fo:color="#62a73b" style:text-position="0% 100%" officeooo:rsid="0023eb03"/>
    </style:style>
    <style:style style:name="T33" style:family="text">
      <style:text-properties fo:color="#62a73b" style:text-position="0% 100%" officeooo:rsid="00265acf"/>
    </style:style>
    <style:style style:name="T34" style:family="text">
      <style:text-properties fo:color="#62a73b" style:text-line-through-style="none" style:text-line-through-type="none" style:text-position="0% 100%" style:text-underline-style="none" fo:font-weight="normal" style:font-weight-asian="normal" style:font-weight-complex="normal"/>
    </style:style>
    <style:style style:name="T35" style:family="text">
      <style:text-properties fo:color="#62a73b" style:text-line-through-style="none" style:text-line-through-type="none" style:text-position="0% 100%" style:text-underline-style="none" fo:font-weight="normal" officeooo:rsid="00360980" style:font-weight-asian="normal" style:font-weight-complex="normal"/>
    </style:style>
    <style:style style:name="T36" style:family="text">
      <style:text-properties fo:color="#62a73b" style:text-line-through-style="none" style:text-line-through-type="none" style:text-position="0% 100%" style:text-underline-style="none" fo:font-weight="normal" officeooo:rsid="0038d173" style:font-weight-asian="normal" style:font-weight-complex="normal"/>
    </style:style>
    <style:style style:name="T37" style:family="text">
      <style:text-properties fo:color="#62a73b" style:text-line-through-style="none" style:text-line-through-type="none" style:text-position="0% 100%" style:text-underline-style="none" fo:font-weight="normal" officeooo:rsid="00390195" style:font-weight-asian="normal" style:font-weight-complex="normal"/>
    </style:style>
    <style:style style:name="T38" style:family="text">
      <style:text-properties officeooo:rsid="00230272"/>
    </style:style>
    <style:style style:name="T39" style:family="text">
      <style:text-properties style:text-position="super 58%" officeooo:rsid="002ac00e"/>
    </style:style>
    <style:style style:name="T40" style:family="text">
      <style:text-properties style:text-line-through-style="none" style:text-line-through-type="none" style:text-position="0% 100%" officeooo:rsid="002a3e2d"/>
    </style:style>
    <style:style style:name="T41" style:family="text">
      <style:text-properties style:text-line-through-style="none" style:text-line-through-type="none" style:text-position="0% 100%" style:text-underline-style="none" fo:font-weight="normal" style:font-weight-asian="normal" style:font-weight-complex="normal"/>
    </style:style>
    <style:style style:name="T42" style:family="text">
      <style:text-properties style:text-line-through-style="none" style:text-line-through-type="none" style:text-position="0% 100%" style:text-underline-style="none" fo:font-weight="normal" officeooo:rsid="002a3e2d" style:font-weight-asian="normal" style:font-weight-complex="normal"/>
    </style:style>
    <style:style style:name="T43" style:family="text">
      <style:text-properties style:text-line-through-style="none" style:text-line-through-type="none" style:text-position="0% 100%" style:text-underline-style="none" fo:font-weight="normal" officeooo:rsid="002ac00e" style:font-weight-asian="normal" style:font-weight-complex="normal"/>
    </style:style>
    <style:style style:name="T44" style:family="text">
      <style:text-properties style:text-line-through-style="none" style:text-line-through-type="none" style:text-position="0% 100%" style:text-underline-style="none" fo:font-weight="normal" officeooo:rsid="002bffcc" style:font-weight-asian="normal" style:font-weight-complex="normal"/>
    </style:style>
    <style:style style:name="T45" style:family="text">
      <style:text-properties style:text-line-through-style="none" style:text-line-through-type="none" style:text-position="0% 100%" style:text-underline-style="none" fo:font-weight="normal" officeooo:rsid="002c1c46" style:font-weight-asian="normal" style:font-weight-complex="normal"/>
    </style:style>
    <style:style style:name="T46" style:family="text">
      <style:text-properties style:text-line-through-style="none" style:text-line-through-type="none" style:text-position="0% 100%" style:text-underline-style="none" fo:font-weight="normal" officeooo:rsid="002d9dad" style:font-weight-asian="normal" style:font-weight-complex="normal"/>
    </style:style>
    <style:style style:name="T47" style:family="text">
      <style:text-properties style:text-line-through-style="none" style:text-line-through-type="none" style:text-position="0% 100%" style:text-underline-style="none" fo:font-weight="normal" officeooo:rsid="002e2842" style:font-weight-asian="normal" style:font-weight-complex="normal"/>
    </style:style>
    <style:style style:name="T48" style:family="text">
      <style:text-properties style:text-line-through-style="none" style:text-line-through-type="none" style:text-position="0% 100%" style:text-underline-style="none" fo:font-weight="normal" officeooo:rsid="002f1580" style:font-weight-asian="normal" style:font-weight-complex="normal"/>
    </style:style>
    <style:style style:name="T49" style:family="text">
      <style:text-properties style:text-line-through-style="none" style:text-line-through-type="none" style:text-position="0% 100%" style:text-underline-style="none" fo:font-weight="normal" officeooo:rsid="00360980" style:font-weight-asian="normal" style:font-weight-complex="normal"/>
    </style:style>
    <style:style style:name="T50" style:family="text">
      <style:text-properties style:text-line-through-style="none" style:text-line-through-type="none" style:text-position="0% 100%" style:text-underline-style="none" fo:font-weight="normal" officeooo:rsid="0036e93c" style:font-weight-asian="normal" style:font-weight-complex="normal"/>
    </style:style>
    <style:style style:name="T51" style:family="text">
      <style:text-properties style:text-line-through-style="none" style:text-line-through-type="none" style:text-position="0% 100%" style:text-underline-style="none" fo:font-weight="normal" officeooo:rsid="0038d173" style:font-weight-asian="normal" style:font-weight-complex="normal"/>
    </style:style>
    <style:style style:name="T52" style:family="text">
      <style:text-properties style:text-line-through-style="none" style:text-line-through-type="none" style:text-position="0% 100%" style:text-underline-style="none" fo:font-weight="normal" officeooo:rsid="00390195" style:font-weight-asian="normal" style:font-weight-complex="normal"/>
    </style:style>
    <style:style style:name="T53" style:family="text">
      <style:text-properties style:text-line-through-style="none" style:text-line-through-type="none" style:text-position="sub 58%" officeooo:rsid="002a3e2d"/>
    </style:style>
    <style:style style:name="T54" style:family="text">
      <style:text-properties style:text-line-through-style="none" style:text-line-through-type="none" style:text-position="sub 58%" style:text-underline-style="none" fo:font-weight="normal" style:font-weight-asian="normal" style:font-weight-complex="normal"/>
    </style:style>
    <style:style style:name="T55" style:family="text">
      <style:text-properties style:text-line-through-style="none" style:text-line-through-type="none" style:text-position="sub 58%" style:text-underline-style="none" fo:font-weight="normal" officeooo:rsid="002a3e2d" style:font-weight-asian="normal" style:font-weight-complex="normal"/>
    </style:style>
    <style:style style:name="T56" style:family="text">
      <style:text-properties style:text-line-through-style="none" style:text-line-through-type="none" style:text-position="sub 58%" style:text-underline-style="none" fo:font-weight="normal" officeooo:rsid="0038d173" style:font-weight-asian="normal" style:font-weight-complex="normal"/>
    </style:style>
    <style:style style:name="T57" style:family="text">
      <style:text-properties fo:color="#21409a" style:text-line-through-style="none" style:text-line-through-type="none" style:text-position="0% 100%" style:text-underline-style="none" fo:font-weight="normal" officeooo:rsid="002ac00e" style:font-weight-asian="normal" style:font-weight-complex="normal"/>
    </style:style>
    <style:style style:name="T58" style:family="text">
      <style:text-properties officeooo:rsid="0034080e"/>
    </style:style>
    <style:style style:name="T59" style:family="text">
      <style:text-properties fo:font-weight="bold" style:font-weight-asian="bold" style:font-weight-complex="bold"/>
    </style:style>
    <style:style style:name="T60" style:family="text">
      <style:text-properties fo:font-weight="bold" officeooo:rsid="0018eae7" style:font-weight-asian="bold" style:font-weight-complex="bold"/>
    </style:style>
    <style:style style:name="T61" style:family="text">
      <style:text-properties officeooo:rsid="003bfabf"/>
    </style:style>
    <style:style style:name="T62" style:family="text">
      <style:text-properties fo:font-weight="normal" officeooo:rsid="0018eae7" style:font-weight-asian="normal" style:font-weight-complex="normal"/>
    </style:style>
    <style:style style:name="T63" style:family="text">
      <style:text-properties fo:font-weight="normal" officeooo:rsid="003bfabf" style:font-weight-asian="normal" style:font-weight-complex="normal"/>
    </style:style>
    <style:style style:name="T64" style:family="text">
      <style:text-properties officeooo:rsid="00405345"/>
    </style:style>
    <style:style style:name="T65" style:family="text">
      <style:text-properties fo:font-variant="normal" fo:text-transform="none" style:use-window-font-color="true" style:font-name="Liberation Serif" fo:font-size="12pt" fo:letter-spacing="normal" fo:font-style="normal" style:font-size-asian="12pt" style:font-size-complex="12pt"/>
    </style:style>
    <style:style style:name="T66" style:family="text">
      <style:text-properties fo:font-variant="normal" fo:text-transform="none" fo:color="#0366d6" style:text-line-through-style="none" style:text-line-through-type="none" style:font-name="apple-system" fo:font-size="13.5pt" fo:letter-spacing="normal" fo:font-style="normal" style:text-underline-style="none" fo:font-weight="normal" style:text-blinking="false" fo:background-color="transparent" loext:char-shading-value="0"/>
    </style:style>
    <style:style style:name="T67" style:family="text">
      <style:text-properties fo:font-variant="normal" fo:text-transform="none" fo:color="#0366d6" style:text-line-through-style="none" style:text-line-through-type="none" style:font-name="apple-system" fo:font-size="13.5pt" fo:letter-spacing="normal" fo:font-style="normal" style:text-underline-style="none" fo:font-weight="bold" style:text-blinking="false" fo:background-color="transparent" loext:char-shading-value="0"/>
    </style:style>
    <style:style style:name="T68" style:family="text">
      <style:text-properties fo:font-variant="normal" fo:text-transform="none" fo:color="#0366d6" style:text-line-through-style="none" style:text-line-through-type="none" style:font-name="apple-system" fo:font-size="11pt" fo:letter-spacing="normal" fo:font-style="normal" style:text-underline-style="none" fo:font-weight="normal" style:text-blinking="false" fo:background-color="transparent" loext:char-shading-value="0" style:font-size-asian="11pt" style:font-size-complex="11pt"/>
    </style:style>
    <style:style style:name="T69" style:family="text">
      <style:text-properties fo:font-variant="normal" fo:text-transform="none" fo:color="#0366d6" style:text-line-through-style="none" style:text-line-through-type="none" style:font-name="apple-system" fo:font-size="11pt" fo:letter-spacing="normal" fo:font-style="normal" style:text-underline-style="none" fo:font-weight="bold" style:text-blinking="false" fo:background-color="transparent" loext:char-shading-value="0" style:font-size-asian="11pt" style:font-size-complex="11pt"/>
    </style:style>
    <style:style style:name="T70" style:family="text">
      <style:text-properties fo:font-variant="normal" fo:text-transform="none" fo:color="#0366d6" style:text-line-through-style="none" style:text-line-through-type="none" style:font-name="Liberation Serif" fo:font-size="11pt" fo:letter-spacing="normal" fo:font-style="normal" style:text-underline-style="none" fo:font-weight="normal" style:text-blinking="false" fo:background-color="transparent" loext:char-shading-value="0" style:font-size-asian="11pt" style:font-size-complex="11pt"/>
    </style:style>
    <style:style style:name="T71" style:family="text">
      <style:text-properties fo:font-variant="normal" fo:text-transform="none" fo:color="#0366d6" style:text-line-through-style="none" style:text-line-through-type="none" style:font-name="Liberation Serif" fo:font-size="11pt" fo:letter-spacing="normal" fo:font-style="normal" style:text-underline-style="none" fo:font-weight="normal" officeooo:rsid="00459a46" style:text-blinking="false" fo:background-color="transparent" loext:char-shading-value="0" style:font-size-asian="11pt" style:font-size-complex="11pt"/>
    </style:style>
    <style:style style:name="T72" style:family="text">
      <style:text-properties fo:font-variant="normal" fo:text-transform="none" fo:color="#0366d6" style:text-line-through-style="none" style:text-line-through-type="none" style:font-name="Liberation Serif" fo:font-size="11pt" fo:letter-spacing="normal" fo:font-style="normal" style:text-underline-style="none" fo:font-weight="bold" style:text-blinking="false" fo:background-color="transparent" loext:char-shading-value="0" style:font-size-asian="11pt" style:font-size-complex="11pt"/>
    </style:style>
    <style:style style:name="T73" style:family="text">
      <style:text-properties fo:font-variant="normal" fo:text-transform="none" fo:color="#0366d6" style:text-line-through-style="none" style:text-line-through-type="none" style:font-name="Liberation Serif" fo:font-size="11pt" fo:letter-spacing="normal" fo:font-style="normal" style:text-underline-style="none" fo:font-weight="bold" officeooo:rsid="00459a46" style:text-blinking="false" fo:background-color="transparent" loext:char-shading-value="0" style:font-size-asian="11pt" style:font-size-complex="11pt"/>
    </style:style>
    <style:style style:name="T74" style:family="text">
      <style:text-properties fo:font-variant="normal" fo:text-transform="none" fo:color="#586069" style:font-name="apple-system" fo:font-size="13.5pt" fo:letter-spacing="normal" fo:font-style="normal" fo:font-weight="normal"/>
    </style:style>
    <style:style style:name="T75" style:family="text">
      <style:text-properties fo:font-variant="normal" fo:text-transform="none" fo:color="#586069" style:font-name="apple-system" fo:font-size="11pt" fo:letter-spacing="normal" fo:font-style="normal" fo:font-weight="normal" style:font-size-asian="11pt" style:font-size-complex="11pt"/>
    </style:style>
    <style:style style:name="T76" style:family="text">
      <style:text-properties fo:font-variant="normal" fo:text-transform="none" fo:color="#586069" style:font-name="Liberation Serif" fo:font-size="11pt" fo:letter-spacing="normal" fo:font-style="normal" fo:font-weight="normal" style:font-size-asian="11pt" style:font-size-complex="11pt"/>
    </style:style>
    <style:style style:name="T77" style:family="text">
      <style:text-properties fo:font-variant="normal" fo:text-transform="none" fo:color="#586069" style:font-name="Liberation Serif" fo:font-size="11pt" fo:letter-spacing="normal" fo:font-style="normal" fo:font-weight="normal" officeooo:rsid="00459a46" style:font-size-asian="11pt" style:font-size-complex="11pt"/>
    </style:style>
    <style:style style:name="T78" style:family="text">
      <style:text-properties style:use-window-font-color="true" style:text-underline-style="none" officeooo:rsid="0041fdd4" style:font-weight-asian="normal" style:font-weight-complex="normal"/>
    </style:style>
    <style:style style:name="T79" style:family="text">
      <style:text-properties style:use-window-font-color="true" style:text-underline-style="none" officeooo:rsid="003e86c6" style:font-weight-asian="normal" style:font-weight-complex="normal"/>
    </style:style>
    <style:style style:name="T80" style:family="text">
      <style:text-properties fo:color="#ef413d" officeooo:rsid="00230272"/>
    </style:style>
    <style:style style:name="T81" style:family="text">
      <style:text-properties fo:color="#ef413d" fo:font-style="italic" officeooo:rsid="00230272" style:font-style-asian="italic" style:font-style-complex="italic"/>
    </style:style>
    <style:style style:name="T82" style:family="text">
      <style:text-properties officeooo:rsid="00451e77"/>
    </style:style>
    <style:style style:name="T83" style:family="text">
      <style:text-properties officeooo:rsid="00459a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3"/>
        <table:table-row table:style-name="Tabla1.1">
          <table:table-cell table:style-name="Tabla1.A1" office:value-type="string">
            <text:p text:style-name="P8">Licenciatura en Informática</text:p>
          </table:table-cell>
          <table:table-cell table:style-name="Tabla1.A1" office:value-type="string">
            <text:p text:style-name="P10"><draw:frame draw:style-name="fr1" draw:name="Imagen1" text:anchor-type="paragraph" svg:width="5.473cm" svg:height="0.575cm" draw:z-index="0"><draw:image xlink:href="Pictures/10000201000002AC0000004872A117B8206128E3.png" xlink:type="simple" xlink:show="embed" xlink:actuate="onLoad" loext:mime-type="image/png"/></draw:frame></text:p>
          </table:table-cell>
          <table:table-cell table:style-name="Tabla1.A1" office:value-type="string">
            <text:p text:style-name="P9">A<text:span text:style-name="T14">rquitectura de Redes y Servicios</text:span></text:p>
          </table:table-cell>
        </table:table-row>
      </table:table>
      <text:p text:style-name="P2"/>
      <text:h text:style-name="P50" text:outline-level="1">Trabajo Práctico Nº 1.</text:h>
      <text:h text:style-name="P51" text:outline-level="3">Criptografía simétrica (primera parte).</text:h>
      <text:list xml:id="list1349146542" text:style-name="L1">
        <text:list-item>
          <text:p text:style-name="P22">Cifrador/Descifrador de “Cesar”. <text:span text:style-name="T15">Implementado en PHP.</text:span></text:p>
          <text:p text:style-name="P48"><text:span text:style-name="T2">Git</text:span><text:span text:style-name="T83">: </text:span><text:a xlink:type="simple" xlink:href="https://github.com/jldevia/ARS2018" text:style-name="Internet_20_link" text:visited-style-name="Visited_20_Internet_20_Link"><text:span text:style-name="T70">jldevia</text:span></text:a><text:a xlink:type="simple" xlink:href="https://github.com/jldevia/ARS2018" text:style-name="Internet_20_link" text:visited-style-name="Visited_20_Internet_20_Link"><text:span text:style-name="T76">/</text:span></text:a><text:a xlink:type="simple" xlink:href="https://github.com/jldevia/ARS2018" text:style-name="Internet_20_link" text:visited-style-name="Visited_20_Internet_20_Link"><text:span text:style-name="Strong_20_Emphasis"><text:span text:style-name="T72">ARS2018</text:span></text:span></text:a><text:span text:style-name="Strong_20_Emphasis"><text:span text:style-name="T72"> – </text:span></text:span><text:span text:style-name="Strong_20_Emphasis"><text:span text:style-name="T73">TP1/ejer_1.php</text:span></text:span></text:p>
        </text:list-item>
        <text:list-item>
          <text:p text:style-name="P23">Mecanismo de fuerza bruta <text:span text:style-name="T83">para descifrar un mensaje cifrado con el algoritmo de “Cesar”</text:span>. <text:span text:style-name="T83">Implementado en PHP.</text:span></text:p>
          <text:p text:style-name="P47">Git: <text:a xlink:type="simple" xlink:href="https://github.com/jldevia/ARS2018" text:style-name="Internet_20_link" text:visited-style-name="Visited_20_Internet_20_Link"><text:span text:style-name="T70">jldevia</text:span></text:a><text:a xlink:type="simple" xlink:href="https://github.com/jldevia/ARS2018" text:style-name="Internet_20_link" text:visited-style-name="Visited_20_Internet_20_Link"><text:span text:style-name="T76">/</text:span></text:a><text:a xlink:type="simple" xlink:href="https://github.com/jldevia/ARS2018" text:style-name="Internet_20_link" text:visited-style-name="Visited_20_Internet_20_Link"><text:span text:style-name="Strong_20_Emphasis"><text:span text:style-name="T72">ARS2018</text:span></text:span></text:a><text:span text:style-name="Strong_20_Emphasis"><text:span text:style-name="T72"> – TP1/ejer_2.php</text:span></text:span></text:p>
        </text:list-item>
        <text:list-item>
          <text:p text:style-name="P23">Cifrador/Descifrador “Vigènere”. Implementado en PHP.</text:p>
          <text:p text:style-name="P49">Git: <text:a xlink:type="simple" xlink:href="https://github.com/jldevia/ARS2018" text:style-name="Internet_20_link" text:visited-style-name="Visited_20_Internet_20_Link"><text:span text:style-name="T71">jldevia</text:span></text:a><text:a xlink:type="simple" xlink:href="https://github.com/jldevia/ARS2018" text:style-name="Internet_20_link" text:visited-style-name="Visited_20_Internet_20_Link"><text:span text:style-name="T77">/</text:span></text:a><text:a xlink:type="simple" xlink:href="https://github.com/jldevia/ARS2018" text:style-name="Internet_20_link" text:visited-style-name="Visited_20_Internet_20_Link"><text:span text:style-name="Strong_20_Emphasis"><text:span text:style-name="T73">ARS2018</text:span></text:span></text:a><text:span text:style-name="Strong_20_Emphasis"><text:span text:style-name="T73"> – TP1/ejer_</text:span></text:span><text:span text:style-name="Strong_20_Emphasis"><text:span text:style-name="T72">3</text:span></text:span><text:span text:style-name="Strong_20_Emphasis"><text:span text:style-name="T73">.php</text:span></text:span></text:p>
        </text:list-item>
        <text:list-item>
          <text:p text:style-name="P23">Cifrado/<text:span text:style-name="T16">descifrado</text:span> de Hill.</text:p>
          <text:p text:style-name="P24">Cifrado.</text:p>
          <text:p text:style-name="P25">Mensaje = “<text:span text:style-name="T1">Vivir solo cuesta vida</text:span>”.</text:p>
          <text:p text:style-name="P25">K = <text:span text:style-name="T17">((11 , 8), (3 ,7)) ((</text:span><text:span text:style-name="T18">L</text:span><text:span text:style-name="T17">, </text:span><text:span text:style-name="T18">I</text:span><text:span text:style-name="T17">) , (</text:span><text:span text:style-name="T18">D</text:span><text:span text:style-name="T17">, </text:span><text:span text:style-name="T18">H</text:span><text:span text:style-name="T17">))</text:span></text:p>
          <text:list>
            <text:list-item>
              <text:p text:style-name="P25">“<text:span text:style-name="T17">VI” (22, 8)</text:span></text:p>
              <text:p text:style-name="P26">C<text:span text:style-name="T20">1 </text:span><text:span text:style-name="T22">= (11 * 22 + 8 * 8) mod 27 = 9 (</text:span><text:span text:style-name="T30">J</text:span><text:span text:style-name="T22">).</text:span></text:p>
              <text:p text:style-name="P26"><text:span text:style-name="T22">C</text:span><text:span text:style-name="T20">2 </text:span><text:span text:style-name="T22">= (3 * 22 + 7 * 8) mod 27 = 14 (</text:span><text:span text:style-name="T30">Ñ</text:span><text:span text:style-name="T22">).</text:span></text:p>
            </text:list-item>
            <text:list-item>
              <text:p text:style-name="P25">“<text:span text:style-name="T17">VI” (22, 8)</text:span></text:p>
              <text:p text:style-name="P26">C<text:span text:style-name="T20">3 </text:span><text:span text:style-name="T22">= 9 (</text:span><text:span text:style-name="T30">J</text:span><text:span text:style-name="T22">).</text:span></text:p>
              <text:p text:style-name="P26"><text:span text:style-name="T22">C</text:span><text:span text:style-name="T20">4 </text:span><text:span text:style-name="T22">= 14 (</text:span><text:span text:style-name="T30">Ñ</text:span><text:span text:style-name="T22">).</text:span></text:p>
            </text:list-item>
            <text:list-item>
              <text:p text:style-name="P25">“<text:span text:style-name="T17">RS” (18, 19)</text:span></text:p>
              <text:p text:style-name="P26">C<text:span text:style-name="T20">5 </text:span><text:span text:style-name="T23">= (11 * 18 + 8 * 19) mod 27 = 26 (</text:span><text:span text:style-name="T31">Z</text:span><text:span text:style-name="T23">).</text:span></text:p>
              <text:p text:style-name="P27"><text:span text:style-name="T23">C</text:span><text:span text:style-name="T20">6 </text:span><text:span text:style-name="T22">= (3 * 18 + 7 * 19) mod 27 = 25 (</text:span><text:span text:style-name="T30">Y</text:span><text:span text:style-name="T22">).</text:span></text:p>
            </text:list-item>
            <text:list-item>
              <text:p text:style-name="P25">“<text:span text:style-name="T38">OL” (15, 11)</text:span></text:p>
              <text:p text:style-name="P27">C<text:span text:style-name="T20">7 </text:span><text:span text:style-name="T22"><text:s/>= (11 * 15 + 8 * 11) mod 27 = 10 (</text:span><text:span text:style-name="T30">K</text:span><text:span text:style-name="T22">).</text:span></text:p>
              <text:p text:style-name="P27"><text:span text:style-name="T22">C</text:span><text:span text:style-name="T20">8 </text:span><text:span text:style-name="T22">= (3 * 15 + 7 * 11) mod 27 = 14 (</text:span><text:span text:style-name="T30">Ñ</text:span><text:span text:style-name="T22">).</text:span></text:p>
            </text:list-item>
            <text:list-item>
              <text:p text:style-name="P25">“<text:span text:style-name="T38">OC</text:span>” <text:span text:style-name="T38">(15, 2)</text:span></text:p>
              <text:p text:style-name="P28">C<text:span text:style-name="T20">9 </text:span><text:span text:style-name="T22">= (11 * 15 + 8 * 2) mod 27 = 19 (</text:span><text:span text:style-name="T30">S</text:span><text:span text:style-name="T22">).</text:span></text:p>
              <text:p text:style-name="P28"><text:span text:style-name="T24">C</text:span><text:span text:style-name="T21">10 </text:span><text:span text:style-name="T24">= (3 * 15 + 7 * 2) mod 27 = 5 (</text:span><text:span text:style-name="T32">F</text:span><text:span text:style-name="T24">). </text:span><text:span text:style-name="T22"><text:s/></text:span></text:p>
            </text:list-item>
            <text:list-item>
              <text:p text:style-name="P25">“<text:span text:style-name="T38">UE” (21, 4)</text:span></text:p>
              <text:p text:style-name="P29">C<text:span text:style-name="T20">11 </text:span><text:span text:style-name="T22">= (11 * 21 + 8 * 4) mod 27 = 20 (</text:span><text:span text:style-name="T30">T</text:span><text:span text:style-name="T22">).</text:span></text:p>
              <text:p text:style-name="P29"><text:soft-page-break/><text:span text:style-name="T22">C</text:span><text:span text:style-name="T20">12 </text:span><text:span text:style-name="T22">= (3 * 21 + 7 * 4) mod 27 = 10 (</text:span><text:span text:style-name="T30">K</text:span><text:span text:style-name="T22">).</text:span></text:p>
            </text:list-item>
            <text:list-item>
              <text:p text:style-name="P25">“<text:span text:style-name="T38">ST” (19, 20)</text:span></text:p>
              <text:p text:style-name="P29">C<text:span text:style-name="T20">13 </text:span><text:span text:style-name="T22">= (11 * 19 + 8 * 20) mod 27 = 18 (</text:span><text:span text:style-name="T30">R</text:span><text:span text:style-name="T22">).</text:span></text:p>
              <text:p text:style-name="P29"><text:span text:style-name="T22">C</text:span><text:span text:style-name="T20">14 </text:span><text:span text:style-name="T22">= (3 * 19 + 7 * 20) mod 27 = 8 (</text:span><text:span text:style-name="T30">I</text:span><text:span text:style-name="T22">).</text:span></text:p>
            </text:list-item>
            <text:list-item>
              <text:p text:style-name="P25">“<text:span text:style-name="T38">AV” (0, 22)</text:span></text:p>
              <text:p text:style-name="P29">C<text:span text:style-name="T20">15 </text:span><text:span text:style-name="T22">= (11 * 0 + 8 * 22) mod 27 = 14 (</text:span><text:span text:style-name="T30">Ñ</text:span><text:span text:style-name="T22">).</text:span></text:p>
              <text:p text:style-name="P29"><text:span text:style-name="T22">C</text:span><text:span text:style-name="T20">16 </text:span><text:span text:style-name="T22">= (3 * 0 + 7 * 22) mod 27 = 19 (</text:span><text:span text:style-name="T30">S</text:span><text:span text:style-name="T22">).</text:span></text:p>
            </text:list-item>
            <text:list-item>
              <text:p text:style-name="P25">“<text:span text:style-name="T38">ID” (8, 3)</text:span></text:p>
              <text:p text:style-name="P30">C<text:span text:style-name="T20">17 </text:span><text:span text:style-name="T22">= (11 * 8 + 8 * 3) mod 27 = 4 (</text:span><text:span text:style-name="T30">E</text:span><text:span text:style-name="T22">).</text:span></text:p>
              <text:p text:style-name="P30"><text:span text:style-name="T22">C</text:span><text:span text:style-name="T20">18 </text:span><text:span text:style-name="T22">= (3 * 8 + 7 * 3) mod 27 = 18 (</text:span><text:span text:style-name="T30">R</text:span><text:span text:style-name="T22">).</text:span></text:p>
            </text:list-item>
            <text:list-item>
              <text:p text:style-name="P25">“<text:span text:style-name="T38">AZ” (0, 26). </text:span><text:span text:style-name="T80">Z=</text:span><text:span text:style-name="T81">Relleno</text:span></text:p>
              <text:p text:style-name="P31">C<text:span text:style-name="T20">19 </text:span><text:span text:style-name="T22">= (11 * 0 + 8 * 26) mod 27 = 19 (</text:span><text:span text:style-name="T30">S</text:span><text:span text:style-name="T22">).</text:span></text:p>
              <text:p text:style-name="P31"><text:span text:style-name="T22">C</text:span><text:span text:style-name="T20">20 </text:span><text:span text:style-name="T22">= (3 * 0 + 7 * 26) mod 27 = 20 (</text:span><text:span text:style-name="T30">T</text:span><text:span text:style-name="T22">).</text:span></text:p>
            </text:list-item>
          </text:list>
        </text:list-item>
      </text:list>
      <text:p text:style-name="P3"><text:span text:style-name="T22"><text:tab/></text:span><text:span text:style-name="T25">C = “</text:span><text:span text:style-name="T33">JÑJÑZYKÑSFTKRIÑSERST</text:span><text:span text:style-name="T25">”.</text:span></text:p>
      <text:p text:style-name="P3"><text:span text:style-name="T25"><text:tab/></text:span><text:span text:style-name="T27">Descifrado.</text:span></text:p>
      <text:p text:style-name="P5"><text:span text:style-name="T26"><text:tab/></text:span><text:span text:style-name="T26"><draw:frame draw:style-name="fr2" draw:name="Object1" text:anchor-type="as-char" svg:y="-0.377cm" svg:width="0.822cm" svg:height="0.489cm" draw:z-index="1"><draw:object xlink:href="./Object 1" xlink:type="simple" xlink:show="embed" xlink:actuate="onLoad"/><draw:image xlink:href="./ObjectReplacements/Object 1" xlink:type="simple" xlink:show="embed" xlink:actuate="onLoad"/></draw:frame></text:span><text:span text:style-name="T28">= 53.</text:span></text:p>
      <text:p text:style-name="P5"><text:span text:style-name="T28"><text:tab/></text:span><text:span text:style-name="T28"><draw:frame draw:style-name="fr2" draw:name="Object2" text:anchor-type="as-char" svg:y="-0.377cm" svg:width="0.822cm" svg:height="0.489cm" draw:z-index="2"><draw:object xlink:href="./Object 2" xlink:type="simple" xlink:show="embed" xlink:actuate="onLoad"/><draw:image xlink:href="./ObjectReplacements/Object 2" xlink:type="simple" xlink:show="embed" xlink:actuate="onLoad"/></draw:frame></text:span><text:span text:style-name="T28">mod 27 = 26.</text:span></text:p>
      <text:p text:style-name="P5"><text:span text:style-name="T28"><text:tab/>ADJ(K) = ((7, -</text:span><text:span text:style-name="T40">3), (-8, 11))</text:span></text:p>
      <text:p text:style-name="P5"><text:span text:style-name="T40"><text:tab/>T</text:span><text:span text:style-name="T53">ADJ(K) </text:span><text:span text:style-name="T40">= ((7, -8), (-3, 11))</text:span></text:p>
      <text:p text:style-name="P4"><text:span text:style-name="T26"><text:tab/></text:span><text:span text:style-name="T29"> K</text:span><text:span text:style-name="T39">-1 </text:span><text:span text:style-name="T29">= </text:span><text:span text:style-name="T42">T</text:span><text:span text:style-name="T55">ADJ(K) </text:span><text:span text:style-name="T42">* INV(26, 27) = </text:span><text:span text:style-name="T43">((182, -208), (-78, 286)) mod 27 = </text:span><text:span text:style-name="T57">((20, 8), (3, 16))</text:span></text:p>
      <text:list xml:id="list2770556046" text:style-name="L2">
        <text:list-item>
          <text:p text:style-name="P32"><text:span text:style-name="T43">“</text:span><text:span text:style-name="T44">JÑ</text:span><text:span text:style-name="T43">” </text:span><text:span text:style-name="T44">(9, 14)</text:span></text:p>
          <text:p text:style-name="P34"><text:span text:style-name="T41">M</text:span><text:span text:style-name="T54">1 </text:span><text:span text:style-name="T41">= (20 * 9 + 8 * 14) mod 27 = 22 (</text:span><text:span text:style-name="T34">V</text:span><text:span text:style-name="T41">).</text:span></text:p>
          <text:p text:style-name="P34"><text:span text:style-name="T41">M</text:span><text:span text:style-name="T54">2 </text:span><text:span text:style-name="T41">= (3 * 9 + 16 * 14) mod 27 = 8 (</text:span><text:span text:style-name="T34">I</text:span><text:span text:style-name="T41">).</text:span></text:p>
        </text:list-item>
        <text:list-item>
          <text:p text:style-name="P42">“JÑ” (9, 14)</text:p>
          <text:p text:style-name="P35"><text:span text:style-name="T44">M</text:span><text:span text:style-name="T54">3 </text:span><text:span text:style-name="T41">= 22 (</text:span><text:span text:style-name="T34">V</text:span><text:span text:style-name="T41">).</text:span></text:p>
          <text:p text:style-name="P35"><text:span text:style-name="T41">M</text:span><text:span text:style-name="T54">4 </text:span><text:span text:style-name="T41">= 8 (</text:span><text:span text:style-name="T34">I</text:span><text:span text:style-name="T41">).</text:span></text:p>
        </text:list-item>
        <text:list-item>
          <text:p text:style-name="P42">“ZY” (26, 25)</text:p>
          <text:p text:style-name="P36"><text:span text:style-name="T44">M</text:span><text:span text:style-name="T54">5 </text:span><text:span text:style-name="T41">= (20 * 26 + 8 * 25) mod 27 = 18 (</text:span><text:span text:style-name="T34">R</text:span><text:span text:style-name="T41">).</text:span></text:p>
          <text:p text:style-name="P36"><text:span text:style-name="T41">M</text:span><text:span text:style-name="T54">6 </text:span><text:span text:style-name="T41">= (3 * 26 + 16 * 25) mod 27 = 19 (</text:span><text:span text:style-name="T34">S</text:span><text:span text:style-name="T41">).</text:span></text:p>
        </text:list-item>
        <text:list-item>
          <text:p text:style-name="P32"><text:span text:style-name="T44">“</text:span><text:span text:style-name="T45">KÑ</text:span><text:span text:style-name="T44">” </text:span><text:span text:style-name="T45">(</text:span><text:span text:style-name="T46">10, 14</text:span><text:span text:style-name="T45">)</text:span></text:p>
          <text:p text:style-name="P37"><text:span text:style-name="T45">M</text:span><text:span text:style-name="T54">7 </text:span><text:span text:style-name="T41">= (20 * 10 + 8 * 14 ) mod 27 = 15 (</text:span><text:span text:style-name="T34">O</text:span><text:span text:style-name="T41">).</text:span></text:p>
          <text:p text:style-name="P37"><text:span text:style-name="T41">M</text:span><text:span text:style-name="T54">8</text:span><text:span text:style-name="T41"> = (3 * 10 + 16 * 14) mod 27 = </text:span><text:span text:style-name="T49">11</text:span><text:span text:style-name="T41"> (</text:span><text:span text:style-name="T35">L</text:span><text:span text:style-name="T49">).</text:span></text:p>
        </text:list-item>
        <text:list-item>
          <text:p text:style-name="P32"><text:soft-page-break/><text:span text:style-name="T45">“</text:span><text:span text:style-name="T47">SF</text:span><text:span text:style-name="T45">” </text:span><text:span text:style-name="T48">(</text:span><text:span text:style-name="T49">19, 5</text:span><text:span text:style-name="T48">)</text:span></text:p>
          <text:p text:style-name="P38"><text:span text:style-name="T48">M</text:span><text:span text:style-name="T54">9 </text:span><text:span text:style-name="T41">= (20 * 19 + 8 * 5) mod 27 = 15 (</text:span><text:span text:style-name="T34">O</text:span><text:span text:style-name="T41">).</text:span></text:p>
        </text:list-item>
      </text:list>
      <text:p text:style-name="P6"><text:span text:style-name="T41"><text:tab/><text:tab/>M</text:span><text:span text:style-name="T54">10 </text:span><text:span text:style-name="T41">= (3 * 19 + 16 * 5) mod 27 = 2 (</text:span><text:span text:style-name="T34">C</text:span><text:span text:style-name="T41">).</text:span></text:p>
      <text:list xml:id="list224248208284831" text:continue-numbering="true" text:style-name="L2">
        <text:list-item>
          <text:p text:style-name="P43">“TK” (20, 10)</text:p>
          <text:p text:style-name="P38"><text:span text:style-name="T41">M</text:span><text:span text:style-name="T54">11 </text:span><text:span text:style-name="T41">= (20 * 20 + 8 * 10) mod 27 = 21 (</text:span><text:span text:style-name="T34">U</text:span><text:span text:style-name="T41">).</text:span></text:p>
          <text:p text:style-name="P38"><text:span text:style-name="T41">M</text:span><text:span text:style-name="T54">12 </text:span><text:span text:style-name="T41">= (3 * 20 + 16 * 10) mod 27 = 4 (</text:span><text:span text:style-name="T34">E</text:span><text:span text:style-name="T41">).</text:span></text:p>
        </text:list-item>
        <text:list-item>
          <text:p text:style-name="P44">“RI” (18 ,8)</text:p>
          <text:p text:style-name="P39"><text:span text:style-name="T41">M</text:span><text:span text:style-name="T54">13 </text:span><text:span text:style-name="T41">= (20 * 18 + 8 * 8) mod 27 = 19 (</text:span><text:span text:style-name="T34">S</text:span><text:span text:style-name="T41">).</text:span></text:p>
          <text:p text:style-name="P39"><text:span text:style-name="T41">M</text:span><text:span text:style-name="T54">14 </text:span><text:span text:style-name="T41">= (3 * 18 + 16 * 8) mod 27 = 20 (</text:span><text:span text:style-name="T34">T</text:span><text:span text:style-name="T41">).</text:span></text:p>
        </text:list-item>
        <text:list-item>
          <text:p text:style-name="P32"><text:span text:style-name="T48">“</text:span><text:span text:style-name="T50">ÑS” (</text:span><text:span text:style-name="T51">14, 19)</text:span></text:p>
          <text:p text:style-name="P40"><text:span text:style-name="T41">M</text:span><text:span text:style-name="T54">15 </text:span><text:span text:style-name="T41">= (20 * 14 + 8 * 19) mod 27 = 0 (</text:span><text:span text:style-name="T34">A</text:span><text:span text:style-name="T41">).</text:span></text:p>
          <text:p text:style-name="P40"><text:span text:style-name="T41">M</text:span><text:span text:style-name="T54">16 </text:span><text:span text:style-name="T41">= (3 * 14 + 16 * 19) mod 27 = 22 (</text:span><text:span text:style-name="T34">V</text:span><text:span text:style-name="T41">).</text:span></text:p>
        </text:list-item>
        <text:list-item>
          <text:p text:style-name="P45">“ER” (4, 18)</text:p>
          <text:p text:style-name="P33"><text:span text:style-name="T51">M</text:span><text:span text:style-name="T56">17 </text:span><text:span text:style-name="T51">= (20 * 4 + 8 * 18) mod 27 = 8 (</text:span><text:span text:style-name="T36">I</text:span><text:span text:style-name="T51">).</text:span></text:p>
          <text:p text:style-name="P33"><text:span text:style-name="T51">M</text:span><text:span text:style-name="T56">18 </text:span><text:span text:style-name="T51">= (3 * 4 + 16 * 18) mod 27 = 3 (</text:span><text:span text:style-name="T36">D</text:span><text:span text:style-name="T51">). </text:span></text:p>
        </text:list-item>
        <text:list-item>
          <text:p text:style-name="P46">“ST” (19, 20)</text:p>
          <text:p text:style-name="P40"><text:span text:style-name="T41">M</text:span><text:span text:style-name="T54">19 </text:span><text:span text:style-name="T41">= (20 * 19 + </text:span><text:span text:style-name="T52">8 * 20</text:span><text:span text:style-name="T41"> ) </text:span><text:span text:style-name="T52">mod 27 = 0 (</text:span><text:span text:style-name="T37">A</text:span><text:span text:style-name="T52">).</text:span></text:p>
          <text:p text:style-name="P41"><text:span text:style-name="T41">M</text:span><text:span text:style-name="T54">20 </text:span><text:span text:style-name="T41">= (3 * 19 + 16 *20) mod 27 = 26 (</text:span><text:span text:style-name="T34">Z</text:span><text:span text:style-name="T41">). </text:span><text:span text:style-name="T19">Relleno</text:span><text:span text:style-name="T41">.</text:span></text:p>
        </text:list-item>
      </text:list>
      <text:p text:style-name="P7"><text:span text:style-name="T41"><text:tab/>M = “</text:span><text:span text:style-name="T34">VIVIRCUESTAVIDA</text:span><text:span text:style-name="T41">”<text:tab/></text:span></text:p>
      <text:list xml:id="list224249375946348" text:continue-list="list1349146542" text:style-name="L1">
        <text:list-item>
          <text:p text:style-name="P23">Cifrador Affine.</text:p>
          <text:p text:style-name="P11">Considerando que los métodos de encripta<text:span text:style-name="T82">ción</text:span> son públicos, y la potencia radica en que la funci<text:span text:style-name="T82">ó</text:span>n de encriptado sea en un solo sentido, iterar <text:span text:style-name="T1">n</text:span> veces sobre el mensaje original no aumenta la complejidad del computo, ya que una vez conocido el método de encriptado, bastara aplicarlo reiteradas veces hasta obtener el texto plano. Por lo tanto, aplicar dos veces el mismo metodo no mejora la seguridad.</text:p>
          <text:p text:style-name="P11"/>
        </text:list-item>
        <text:list-item>
          <text:p text:style-name="P12"><text:span text:style-name="T61">Algunos protocolos que utilizan DES </text:span><text:span text:style-name="T60">(Data Encryption Standard) </text:span><text:span text:style-name="T63">ó algunos de sus derivados/sucesores</text:span><text:span text:style-name="T62">:</text:span></text:p>
        </text:list-item>
      </text:list>
      <text:p text:style-name="P1"/>
      <text:list xml:id="list1947754813" text:style-name="L3">
        <text:list-item>
          <text:list>
            <text:list-item>
              <text:p text:style-name="P18"><text:span text:style-name="T6">WiMAX</text:span><text:span text:style-name="T3"> </text:span><text:span text:style-name="T7">(</text:span><text:span text:style-name="T4">Worldwide Interoperability for Microwave Access <text:s/>- Interoperabilidad mundial para acceso por microondas</text:span><text:span text:style-name="T7">)</text:span><text:span text:style-name="T10">: </text:span><text:span text:style-name="T9">es una tecnología de comunicación similar al WiFi pero por microondas con alcance superior a los 30 km y velocidades de hasta 1024 Mbps. Es la tecnología firme candidata a ofrecer conexiones a Internet súper rápidas y con una amplia cobertura. Este protocolo esta especificado en el standar IEEE 802.16. En cuanto a los aspectos de seguridad del mismo, entre algunos de los algoritmos de cifrado de datos que utiliza, se encuentra DES y su sucesor, 3DES (Triple DES).</text:span></text:p>
            </text:list-item>
          </text:list>
        </text:list-item>
      </text:list>
      <text:list xml:id="list3500270618" text:style-name="L4">
        <text:list-item>
          <text:list>
            <text:list-item>
              <text:list>
                <text:list-item>
                  <text:p text:style-name="P19"><text:a xlink:type="simple" xlink:href="http://www.ippt.pan.pl/Repository/o320.pdf" text:style-name="Internet_20_link" text:visited-style-name="Visited_20_Internet_20_Link"><text:span text:style-name="T10">https://es.wikipedia.org/wiki/IEEE_802.16.</text:span></text:a></text:p>
                </text:list-item>
                <text:list-item>
                  <text:p text:style-name="P19"><text:a xlink:type="simple" xlink:href="http://www.ippt.pan.pl/Repository/o320.pdf" text:style-name="Internet_20_link" text:visited-style-name="Visited_20_Internet_20_Link"><text:span text:style-name="T10">http://www.ippt.pan.pl/Repository/o320.pdf.</text:span></text:a></text:p>
                </text:list-item>
              </text:list>
            </text:list-item>
          </text:list>
        </text:list-item>
      </text:list>
      <text:list xml:id="list802982538" text:style-name="L5">
        <text:list-item>
          <text:list>
            <text:list-item>
              <text:p text:style-name="P13"><text:span text:style-name="T59">IPSec</text:span>: conjunto de protocolos cuya función es asegurar las comunicaciones sobre el protocolo de internet IP <text:span text:style-name="T58">autenticando y/o cifrando cada paquete IP en un flujo de datos.</text:span></text:p>
              <text:p text:style-name="P14">IPSec utiliza para la confidencialidad de datos Triple <text:span text:style-name="T1">DES-CBC</text:span> y <text:s/><text:span text:style-name="T1">AES-CBC</text:span>.</text:p>
            </text:list-item>
          </text:list>
        </text:list-item>
      </text:list>
      <text:list xml:id="list3076834961" text:style-name="L6">
        <text:list-item>
          <text:list>
            <text:list-item>
              <text:list>
                <text:list-item>
                  <text:p text:style-name="P15"><text:soft-page-break/><text:a xlink:type="simple" xlink:href="https://es.wikipedia.org/wiki/IPsec" text:style-name="Internet_20_link" text:visited-style-name="Visited_20_Internet_20_Link"><text:span text:style-name="T8">https://es.wikipedia.org/wiki/IPsec</text:span></text:a></text:p>
                </text:list-item>
              </text:list>
            </text:list-item>
          </text:list>
        </text:list-item>
      </text:list>
      <text:list xml:id="list224249404791936" text:continue-list="list802982538" text:style-name="L5">
        <text:list-item>
          <text:list>
            <text:list-item>
              <text:p text:style-name="P16"><text:span text:style-name="T59">TLS</text:span> (<text:span text:style-name="T1">Transport Layer Security – Seguridad de la capa de transporte</text:span>): este protocolo, y su antecesor (<text:span text:style-name="T59">SSL</text:span> – Secure Sockets Layer), es un protocolo criptográfico que añade una capa de seguridad sobre la capa de transporte (TCP/UDP) en internet. <text:span text:style-name="T64">Provee cifrado de datos mediante el uso de algoritmos como AES-CBC (TLS 1.1), AES GCM (TLS 1.2), AES CCM (TLS 1.2), 3DES-CBC (SSL 2.0), DES-CBC (SSL 2.0), etc.</text:span></text:p>
            </text:list-item>
          </text:list>
        </text:list-item>
      </text:list>
      <text:list xml:id="list1444143194" text:style-name="L7">
        <text:list-item>
          <text:list>
            <text:list-item>
              <text:list>
                <text:list-item>
                  <text:list>
                    <text:list-item>
                      <text:p text:style-name="P17"><text:a xlink:type="simple" xlink:href="https://es.wikipedia.org/wiki/Transport_Layer_Security#Ataques_contra_SSL/TLS" text:style-name="Internet_20_link" text:visited-style-name="Visited_20_Internet_20_Link">https://es.wikipedia.org/wiki/Transport_Layer_Security#Ataques_contra_SSL/TLS</text:a></text:p>
                    </text:list-item>
                  </text:list>
                </text:list-item>
              </text:list>
            </text:list-item>
          </text:list>
        </text:list-item>
      </text:list>
      <text:list xml:id="list224247582764051" text:continue-list="list224249404791936" text:style-name="L5">
        <text:list-item>
          <text:list>
            <text:list-item>
              <text:p text:style-name="P20"><text:span text:style-name="T11">SSH</text:span><text:span text:style-name="T12"> (</text:span><text:span text:style-name="T5">Secure Shell</text:span><text:span text:style-name="T12">):</text:span><text:span text:style-name="T13"> </text:span><text:span text:style-name="T12">es un protocolo de administración remota que permite a los usuarios controlar y modificar sus servidores remotos a través de Internet. </text:span><text:span text:style-name="T78">E</text:span><text:span text:style-name="T65">l servicio se creó como un reemplazo seguro para el Telnet sin cifrar y utiliza técnicas criptográficas para garantizar que todas las comunicaciones hacia y desde el servidor remoto sucedan de manera encriptada. Proporciona un mecanismo para autenticar un usuario remoto, transferir entradas desde el cliente al host y retransmitir la salida de vuelta al cliente.</text:span><text:span text:style-name="T79"> </text:span><text:span text:style-name="T78">Entre las técnicas criptográficas que utiliza para el encriptado de los datos transmitidos es AES.</text:span></text:p>
            </text:list-item>
          </text:list>
        </text:list-item>
      </text:list>
      <text:list xml:id="list668999587" text:style-name="L8">
        <text:list-item>
          <text:list>
            <text:list-item>
              <text:list>
                <text:list-item>
                  <text:p text:style-name="P21"><text:a xlink:type="simple" xlink:href="https://www.hostinger.com.ar/tutoriales/que-es-ssh" text:style-name="Internet_20_link" text:visited-style-name="Visited_20_Internet_20_Link"><text:span text:style-name="T13">https://www.hostinger.com.ar/tutoriales/que-es-ssh</text:span></text:a></text:p>
                </text:list-item>
              </text:list>
            </text:list-item>
          </text:list>
        </text:list-item>
      </text:list>
      <text:list xml:id="list224248700698115" text:continue-list="list224247582764051" text:style-name="L5">
        <text:list-item>
          <text:list>
            <text:list-header>
              <text:p text:style-name="P1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74cm" fo:margin-bottom="2cm" fo:margin-left="1.171cm" fo:margin-right="1.42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8:50:43.090377573</meta:creation-date>
    <dc:date>2018-04-20T22:26:14.404279118</dc:date>
    <meta:editing-duration>PT2H4M6S</meta:editing-duration>
    <meta:editing-cycles>24</meta:editing-cycles>
    <meta:generator>LibreOffice/5.4.6.2$Linux_X86_64 LibreOffice_project/40$Build-2</meta:generator>
    <meta:document-statistic meta:table-count="1" meta:image-count="1" meta:object-count="2" meta:page-count="4" meta:paragraph-count="96" meta:word-count="1115" meta:character-count="5220" meta:non-whitespace-character-count="4214"/>
  </office:meta>
</office:document-meta>
</file>

<file path=Object 1/content.xml><?xml version="1.0" encoding="utf-8"?>
<math xmlns="http://www.w3.org/1998/Math/MathML" display="block">
  <semantics>
    <mrow>
      <mo fence="true" stretchy="false">|</mo>
      <mrow>
        <mi>K</mi>
      </mrow>
      <mo fence="true" stretchy="false">|</mo>
    </mrow>
    <annotation encoding="StarMath 5.0">lline K rline </annotation>
  </semantics>
</math>
</file>

<file path=Object 2/content.xml><?xml version="1.0" encoding="utf-8"?>
<math xmlns="http://www.w3.org/1998/Math/MathML" display="block">
  <semantics>
    <mrow>
      <mo fence="true" stretchy="false">|</mo>
      <mrow>
        <mi>K</mi>
      </mrow>
      <mo fence="true" stretchy="false">|</mo>
    </mrow>
    <annotation encoding="StarMath 5.0">lline K rline </annotation>
  </semantics>
</math>
</file>